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 fo:font-weight="bold" style:font-weight-asian="bold" style:font-weight-complex="bold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 style:list-style-name="L1">
      <style:text-properties fo:language="en" fo:country="G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PC Documentation</text:span></text:p>
      <text:p text:style-name="P1"/>
      <text:p text:style-name="P1"><text:span text:style-name="T2">Environment</text:span></text:p>
      <text:p text:style-name="P1"><text:span text:style-name="T2"/></text:p>
      <text:p text:style-name="P1"><text:tab/> My first idea I had was to make a graph of way points spread around the terrain. Using A* algorithm to navigate the world. The 'robotic' movement and the fact that I had to know the type of terrain I had to work with was not a good thing. This was because I did not know the terrain we were going to use.</text:p>
      <text:p text:style-name="P1"><text:tab/>I chose to make a grid to represent the AI environment. I chose this because it will make 'smoother' movement, and I did not need to know the terrain type.</text:p>
      <text:p text:style-name="P1"/>
      <text:p text:style-name="P1">Grid</text:p>
      <text:p text:style-name="P1"/>
      <text:p text:style-name="P1"><text:tab/>The grid is made up of a two dimensional matrix that is split up by a certain amount(divw/divh) of grid cells. Inside each grid cell there is a list that contain references to entities that are inside that specific cell. </text:p>
      <text:p text:style-name="P1"/>
      <text:p text:style-name="P1">Two ideas for optimality of the grid class:</text:p>
      <text:p text:style-name="P1"/>
      <text:list xml:id="list39602446" text:style-name="L1">
        <text:list-item>
          <text:p text:style-name="P4">Make a function that decides the divisors ( divw/divh ) in such a way that the grid is made out of perfect squares.</text:p>
        </text:list-item>
        <text:list-item>
          <text:p text:style-name="P4">Make an function that decides the divisors optimal relative to the numbers of total entities in the grid/world. Ex. If there are few entities compared to the size of the world. There is no need to have very small grid cells.</text:p>
        </text:list-item>
      </text:list>
      <text:p text:style-name="P1">Edit:</text:p>
      <text:p text:style-name="P1"><text:tab/>A problem that is very relevant is if you allow the entities that you create to have a width or height( along the z axis ) bigger than the gird cells. This makes it possible to have more than four references to the same entity in the grid. This makes it harder to allocate the entities. </text:p>
      <text:p text:style-name="P1">If you restrict the entity size you simplify things, because you only need to check against an entities 4 corners ( bounding box ).</text:p>
      <text:p text:style-name="P1"/>
      <text:p text:style-name="P1">Collision detection</text:p>
      <text:p text:style-name="P1"/>
      <text:p text:style-name="P1">-Bounding Box</text:p>
      <text:p text:style-name="P1"/>
      <text:p text:style-name="P1">-Triangle</text:p>
      <text:p text:style-name="P1"/>
      <text:p text:style-name="P1">-Line Intersection</text:p>
      <text:p text:style-name="P1"/>
      <text:p text:style-name="P2">Manoeuvring </text:p>
      <text:p text:style-name="P1"/>
      <text:p text:style-name="P2">Behavio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nut Øien</meta:initial-creator>
    <meta:creation-date>2011-11-02T17:25:22.23</meta:creation-date>
    <dc:date>2011-12-19T00:52:48.47</dc:date>
    <dc:creator>Knut Øien</dc:creator>
    <meta:editing-duration>PT5H26M1S</meta:editing-duration>
    <meta:editing-cycles>7</meta:editing-cycles>
    <meta:generator>OpenOffice.org/3.3$Win32 OpenOffice.org_project/330m20$Build-9567</meta:generator>
    <meta:document-statistic meta:table-count="0" meta:image-count="0" meta:object-count="0" meta:page-count="1" meta:paragraph-count="18" meta:word-count="301" meta:character-count="1606"/>
  </office:meta>
</office:document-meta>
</file>